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33.5">
            <text:p>133.5</text:p>
          </table:table-cell>
          <table:table-cell/>
          <table:table-cell office:value-type="float" office:value="14000">
            <text:p>14000</text:p>
          </table:table-cell>
          <table:table-cell table:formula="of:=[.H2]/[.F2]" office:value-type="float" office:value="104.868913857678">
            <text:p>104.8689138577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7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6-01">
            <text:p>06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1">
            <text:p>08/01/14</text:p>
          </table:table-cell>
          <table:table-cell office:value-type="float" office:value="1.5">
            <text:p>1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1">
            <text:p>10/01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1-01">
            <text:p>11/01/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2-01">
            <text:p>12/01/14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2">
          <table:table-cell office:value-type="string">
            <text:p>13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4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7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21/01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3-02">
            <text:p>03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5-02">
            <text:p>05/02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2">
            <text:p>08/02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2">
            <text:p>10/02/14</text:p>
          </table:table-cell>
          <table:table-cell office:value-type="float" office:value="3">
            <text:p>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2-10T20:22:46</dc:date>
    <dc:creator>Natalia </dc:creator>
    <meta:editing-duration>PT3M5S</meta:editing-duration>
    <meta:editing-cycles>40</meta:editing-cycles>
    <meta:generator>LibreOffice/3.5$Linux_X86_64 LibreOffice_project/350m1$Build-2</meta:generator>
    <meta:document-statistic meta:table-count="3" meta:cell-count="87" meta:object-count="0"/>
  </office:meta>
</office:document-meta>
</file>